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06c495" officeooo:paragraph-rsid="0006c495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none" fo:font-weight="bold" officeooo:rsid="0006c495" officeooo:paragraph-rsid="0006c49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left" style:justify-single-word="false"/>
      <style:text-properties fo:font-size="20pt" style:text-underline-style="none" fo:font-weight="bold" officeooo:rsid="0006c495" officeooo:paragraph-rsid="0006c495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text-align="left" style:justify-single-word="false"/>
      <style:text-properties fo:font-size="15pt" style:text-underline-style="none" fo:font-weight="bold" officeooo:rsid="0006c495" officeooo:paragraph-rsid="0006c495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left" style:justify-single-word="false"/>
      <style:text-properties fo:font-size="15pt" style:text-underline-style="none" fo:font-weight="normal" officeooo:rsid="0006c495" officeooo:paragraph-rsid="0006c495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left" style:justify-single-word="false"/>
      <style:text-properties fo:font-size="15pt" style:text-underline-style="solid" style:text-underline-width="auto" style:text-underline-color="font-color" fo:font-weight="normal" officeooo:rsid="00089013" officeooo:paragraph-rsid="00089013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left" style:justify-single-word="false"/>
      <style:text-properties fo:font-size="15pt" style:text-underline-style="none" fo:font-weight="normal" officeooo:rsid="00089013" officeooo:paragraph-rsid="00089013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left" style:justify-single-word="false"/>
      <style:text-properties fo:font-size="15pt" style:text-underline-style="solid" style:text-underline-width="auto" style:text-underline-color="font-color" fo:font-weight="normal" officeooo:rsid="000a05b5" officeooo:paragraph-rsid="000a05b5" style:font-size-asian="15pt" style:font-weight-asian="normal" style:font-size-complex="15pt" style:font-weight-complex="normal"/>
    </style:style>
    <style:style style:name="P9" style:family="paragraph" style:parent-style-name="Standard" style:list-style-name="List_20_1">
      <style:paragraph-properties fo:text-align="left" style:justify-single-word="false"/>
      <style:text-properties fo:font-size="15pt" style:text-underline-style="solid" style:text-underline-width="auto" style:text-underline-color="font-color" fo:font-weight="normal" officeooo:rsid="000a05b5" officeooo:paragraph-rsid="000c71bb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left" style:justify-single-word="false"/>
      <style:text-properties fo:font-size="15pt" style:text-underline-style="none" fo:font-weight="bold" officeooo:rsid="000a05b5" officeooo:paragraph-rsid="000a05b5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left" style:justify-single-word="false"/>
      <style:text-properties fo:font-size="15pt" style:text-underline-style="none" fo:font-weight="normal" officeooo:rsid="000a05b5" officeooo:paragraph-rsid="000a05b5" style:font-size-asian="15pt" style:font-weight-asian="normal" style:font-size-complex="15pt" style:font-weight-complex="normal"/>
    </style:style>
    <style:style style:name="P12" style:family="paragraph" style:parent-style-name="Standard">
      <style:paragraph-properties fo:text-align="left" style:justify-single-word="false"/>
      <style:text-properties fo:font-size="15pt" style:text-underline-style="solid" style:text-underline-width="auto" style:text-underline-color="font-color" fo:font-weight="normal" officeooo:rsid="000acaf6" officeooo:paragraph-rsid="000acaf6" style:font-size-asian="15pt" style:font-weight-asian="normal" style:font-size-complex="15pt" style:font-weight-complex="normal"/>
    </style:style>
    <style:style style:name="P13" style:family="paragraph" style:parent-style-name="Standard" style:list-style-name="L1">
      <style:paragraph-properties fo:text-align="left" style:justify-single-word="false"/>
      <style:text-properties fo:font-size="15pt" style:text-underline-style="none" fo:font-weight="normal" officeooo:rsid="000c71bb" officeooo:paragraph-rsid="000c71bb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left" style:justify-single-word="false"/>
      <style:text-properties fo:font-size="15pt" style:text-underline-style="none" fo:font-weight="normal" officeooo:rsid="000c71bb" officeooo:paragraph-rsid="000c71bb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left" style:justify-single-word="false"/>
      <style:text-properties fo:font-size="15pt" style:text-underline-style="none" fo:font-weight="bold" officeooo:rsid="000c71bb" officeooo:paragraph-rsid="000c71bb" style:font-size-asian="15pt" style:font-weight-asian="bold" style:font-size-complex="15pt" style:font-weight-complex="bold"/>
    </style:style>
    <style:style style:name="P16" style:family="paragraph" style:parent-style-name="Standard" style:list-style-name="L2">
      <style:paragraph-properties fo:text-align="left" style:justify-single-word="false"/>
      <style:text-properties fo:font-size="15pt" style:text-underline-style="none" fo:font-weight="normal" officeooo:rsid="000c71bb" officeooo:paragraph-rsid="000c71b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71bb" officeooo:paragraph-rsid="000c71bb" style:font-size-asian="15pt" style:font-weight-asian="bold" style:font-size-complex="15pt" style:font-weight-complex="bold"/>
    </style:style>
    <style:style style:name="P18" style:family="paragraph" style:parent-style-name="Standard">
      <style:paragraph-properties fo:text-align="left" style:justify-single-word="false"/>
      <style:text-properties fo:font-size="15pt" style:text-underline-style="solid" style:text-underline-width="auto" style:text-underline-color="font-color" fo:font-weight="bold" officeooo:rsid="000c71bb" officeooo:paragraph-rsid="000c71bb" style:font-size-asian="15pt" style:font-weight-asian="bold" style:font-size-complex="15pt" style:font-weight-complex="bold"/>
    </style:style>
    <style:style style:name="P19" style:family="paragraph" style:parent-style-name="Standard" style:list-style-name="L3">
      <style:paragraph-properties fo:text-align="left" style:justify-single-word="false"/>
      <style:text-properties fo:font-size="15pt" style:text-underline-style="none" fo:font-weight="normal" officeooo:rsid="000c71bb" officeooo:paragraph-rsid="000c71bb" style:font-size-asian="15pt" style:font-weight-asian="normal" style:font-size-complex="15pt" style:font-weight-complex="normal"/>
    </style:style>
    <style:style style:name="P20" style:family="paragraph" style:parent-style-name="Standard" style:list-style-name="L4">
      <style:paragraph-properties fo:text-align="left" style:justify-single-word="false"/>
      <style:text-properties fo:font-size="15pt" style:text-underline-style="solid" style:text-underline-width="auto" style:text-underline-color="font-color" fo:font-weight="normal" officeooo:rsid="000c71bb" officeooo:paragraph-rsid="000c71bb" style:font-size-asian="15pt" style:font-weight-asian="normal" style:font-size-complex="15pt" style:font-weight-complex="normal"/>
    </style:style>
    <style:style style:name="P21" style:family="paragraph" style:parent-style-name="Standard" style:list-style-name="L5">
      <style:paragraph-properties fo:text-align="left" style:justify-single-word="false"/>
      <style:text-properties fo:font-size="15pt" style:text-underline-style="none" fo:font-weight="normal" officeooo:rsid="000c71bb" officeooo:paragraph-rsid="000c71bb" style:font-size-asian="15pt" style:font-weight-asian="normal" style:font-size-complex="15pt" style:font-weight-complex="normal"/>
    </style:style>
    <style:style style:name="P22" style:family="paragraph" style:parent-style-name="Standard" style:list-style-name="L6">
      <style:paragraph-properties fo:text-align="left" style:justify-single-word="false"/>
      <style:text-properties fo:font-size="15pt" style:text-underline-style="none" fo:font-weight="normal" officeooo:rsid="000c71bb" officeooo:paragraph-rsid="000c71bb" style:font-size-asian="15pt" style:font-weight-asian="normal" style:font-size-complex="15pt" style:font-weight-complex="normal"/>
    </style:style>
    <style:style style:name="P23" style:family="paragraph" style:parent-style-name="Standard" style:list-style-name="L7">
      <style:paragraph-properties fo:text-align="left" style:justify-single-word="false"/>
      <style:text-properties fo:font-size="15pt" style:text-underline-style="solid" style:text-underline-width="auto" style:text-underline-color="font-color" fo:font-weight="normal" officeooo:rsid="000c71bb" officeooo:paragraph-rsid="000c71bb" style:font-size-asian="15pt" style:font-weight-asian="normal" style:font-size-complex="15pt" style:font-weight-complex="normal"/>
    </style:style>
    <style:style style:name="P24" style:family="paragraph" style:parent-style-name="Standard" style:list-style-name="L8">
      <style:paragraph-properties fo:text-align="left" style:justify-single-word="false"/>
      <style:text-properties fo:font-size="15pt" style:text-underline-style="solid" style:text-underline-width="auto" style:text-underline-color="font-color" fo:font-weight="normal" officeooo:rsid="000c71bb" officeooo:paragraph-rsid="000c71bb" style:font-size-asian="15pt" style:font-weight-asian="normal" style:font-size-complex="15pt" style:font-weight-complex="normal"/>
    </style:style>
    <style:style style:name="P25" style:family="paragraph" style:parent-style-name="Standard" style:list-style-name="L9">
      <style:paragraph-properties fo:text-align="left" style:justify-single-word="false"/>
      <style:text-properties fo:font-size="15pt" style:text-underline-style="solid" style:text-underline-width="auto" style:text-underline-color="font-color" fo:font-weight="normal" officeooo:rsid="000c71bb" officeooo:paragraph-rsid="000c71bb" style:font-size-asian="15pt" style:font-weight-asian="normal" style:font-size-complex="15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cf07d" officeooo:paragraph-rsid="000cf07d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left" style:justify-single-word="false" style:writing-mode="lr-tb" style:writing-mode-automatic="false"/>
      <style:text-properties fo:font-size="15pt" style:text-underline-style="none" fo:font-weight="normal" officeooo:rsid="000cf07d" officeooo:paragraph-rsid="000cf07d" style:font-size-asian="15pt" style:font-weight-asian="normal" style:font-size-complex="15pt" style:font-weight-complex="normal"/>
    </style:style>
    <style:style style:name="P28" style:family="paragraph" style:parent-style-name="Standard">
      <style:paragraph-properties fo:text-align="center" style:justify-single-word="false" style:writing-mode="lr-tb" style:writing-mode-automatic="false"/>
      <style:text-properties fo:font-size="15pt" style:text-underline-style="solid" style:text-underline-width="auto" style:text-underline-color="font-color" fo:font-weight="bold" officeooo:rsid="000cf07d" officeooo:paragraph-rsid="000cf07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left" style:justify-single-word="false" style:writing-mode="lr-tb" style:writing-mode-automatic="false"/>
      <style:text-properties fo:font-size="15pt" style:text-underline-style="none" fo:font-weight="bold" officeooo:rsid="000d1b1d" officeooo:paragraph-rsid="000d1b1d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left" style:justify-single-word="false" style:writing-mode="lr-tb" style:writing-mode-automatic="false"/>
      <style:text-properties fo:font-size="15pt" style:text-underline-style="none" fo:font-weight="normal" officeooo:rsid="000d1b1d" officeooo:paragraph-rsid="000d1b1d" style:font-size-asian="15pt" style:font-weight-asian="normal" style:font-size-complex="15pt" style:font-weight-complex="normal"/>
    </style:style>
    <style:style style:name="P31" style:family="paragraph" style:parent-style-name="Standard">
      <style:paragraph-properties fo:text-align="left" style:justify-single-word="false" style:writing-mode="lr-tb" style:writing-mode-automatic="false"/>
      <style:text-properties fo:font-size="15pt" style:text-underline-style="none" fo:font-weight="bold" officeooo:rsid="000dac47" officeooo:paragraph-rsid="000dac47" style:font-size-asian="15pt" style:font-weight-asian="bold" style:font-size-complex="15pt" style:font-weight-complex="bold"/>
    </style:style>
    <style:style style:name="P32" style:family="paragraph" style:parent-style-name="Standard">
      <style:paragraph-properties fo:text-align="left" style:justify-single-word="false" style:writing-mode="lr-tb" style:writing-mode-automatic="false"/>
      <style:text-properties fo:font-size="15pt" style:text-underline-style="none" fo:font-weight="normal" officeooo:rsid="000dac47" officeooo:paragraph-rsid="000dac47" style:font-size-asian="15pt" style:font-weight-asian="normal" style:font-size-complex="15pt" style:font-weight-complex="normal"/>
    </style:style>
    <style:style style:name="T1" style:family="text">
      <style:text-properties officeooo:rsid="000a05b5"/>
    </style:style>
    <style:style style:name="T2" style:family="text">
      <style:text-properties officeooo:rsid="000acaf6"/>
    </style:style>
    <style:style style:name="T3" style:family="text">
      <style:text-properties officeooo:rsid="000f07b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etitive Coding Coach</text:p>
      <text:p text:style-name="P1"/>
      <text:p text:style-name="P2">Contents of the project.</text:p>
      <text:p text:style-name="P3"/>
      <text:p text:style-name="P4">1. Problem Arena(Main Page).</text:p>
      <text:p text:style-name="P5">- Problem input box.</text:p>
      <text:p text:style-name="P5">- Difficulty selector.</text:p>
      <text:p text:style-name="P5">- Hint level Selector.</text:p>
      <text:p text:style-name="P5">- “Generate Hint” button.</text:p>
      <text:p text:style-name="P5"/>
      <text:p text:style-name="P5"/>
      <text:p text:style-name="P6">FLOW</text:p>
      <text:p text:style-name="P7">Problem-&gt;<text:span text:style-name="T1">Hint-&gt;Code-&gt;Submit-&gt;AI Analyzer</text:span></text:p>
      <text:p text:style-name="P6"/>
      <text:p text:style-name="P8">After Submission.</text:p>
      <text:list text:style-name="List_20_1">
        <text:list-item>
          <text:p text:style-name="P9">Detected approach(Brute/Greedy/DP tec).</text:p>
        </text:list-item>
        <text:list-item>
          <text:p text:style-name="P9">Time Complexity.</text:p>
        </text:list-item>
        <text:list-item>
          <text:p text:style-name="P9">Why it may fail.</text:p>
        </text:list-item>
        <text:list-item>
          <text:p text:style-name="P9">Suggest optimal Strategy.</text:p>
        </text:list-item>
      </text:list>
      <text:p text:style-name="P8"/>
      <text:p text:style-name="P8"/>
      <text:p text:style-name="P10">2. Smart Hint Engine(Gemini Powered).</text:p>
      <text:p text:style-name="P8">Layered Hints</text:p>
      <text:p text:style-name="P8">- Low Level – Conceptual Push.</text:p>
      <text:p text:style-name="P8">- Medium – Suggest data structure.</text:p>
      <text:p text:style-name="P8">- Aggressive – Complexity direction.<text:line-break/></text:p>
      <text:p text:style-name="P10">3. Custom test generator.</text:p>
      <text:p text:style-name="P11">- n range.</text:p>
      <text:p text:style-name="P11">- <text:span text:style-name="T2">value range.</text:span></text:p>
      <text:p text:style-name="P11">- <text:span text:style-name="T2">constraints.</text:span></text:p>
      <text:p text:style-name="P11"/>
      <text:p text:style-name="P12">Then AI generates.</text:p>
      <text:list text:style-name="L1">
        <text:list-item>
          <text:p text:style-name="P13">Worst case input.</text:p>
        </text:list-item>
        <text:list-item>
          <text:p text:style-name="P13">Boundary Case.</text:p>
        </text:list-item>
        <text:list-item>
          <text:p text:style-name="P13">Edge Case.</text:p>
        </text:list-item>
        <text:list-item>
          <text:p text:style-name="P13">Large random Case.</text:p>
        </text:list-item>
      </text:list>
      <text:p text:style-name="P14"/>
      <text:p text:style-name="P14"/>
      <text:p text:style-name="P15"><text:soft-page-break/>4. Data Storage.</text:p>
      <text:p text:style-name="P14">Your Store.</text:p>
      <text:list text:style-name="L2">
        <text:list-item>
          <text:p text:style-name="P16">Problem.</text:p>
        </text:list-item>
        <text:list-item>
          <text:p text:style-name="P16">Topic.</text:p>
        </text:list-item>
        <text:list-item>
          <text:p text:style-name="P16">Difficulty.</text:p>
        </text:list-item>
        <text:list-item>
          <text:p text:style-name="P16">Code attempt.</text:p>
        </text:list-item>
        <text:list-item>
          <text:p text:style-name="P16">Time Taken.</text:p>
        </text:list-item>
        <text:list-item>
          <text:p text:style-name="P16">Result.</text:p>
        </text:list-item>
        <text:list-item>
          <text:p text:style-name="P16">AI feedback.</text:p>
        </text:list-item>
      </text:list>
      <text:p text:style-name="P17"/>
      <text:p text:style-name="P17">Front-End</text:p>
      <text:p text:style-name="P18"/>
      <text:p text:style-name="P15">1. Performance Dashboard.</text:p>
      <text:list text:style-name="L3">
        <text:list-item>
          <text:p text:style-name="P19">Total attempts.</text:p>
        </text:list-item>
        <text:list-item>
          <text:p text:style-name="P19">Accuracy %.</text:p>
        </text:list-item>
        <text:list-item>
          <text:p text:style-name="P19">Weak topics.</text:p>
        </text:list-item>
        <text:list-item>
          <text:p text:style-name="P19">Attempts overtime.</text:p>
        </text:list-item>
      </text:list>
      <text:p text:style-name="P14"/>
      <text:p text:style-name="P15">2. Arena.jsx.</text:p>
      <text:list xml:id="list1400195437" text:style-name="L4">
        <text:list-item>
          <text:p text:style-name="P20">Problem Section.</text:p>
        </text:list-item>
      </text:list>
      <text:list text:style-name="L5">
        <text:list-item>
          <text:p text:style-name="P21">Text area to paste problem.</text:p>
        </text:list-item>
        <text:list-item>
          <text:p text:style-name="P21">Difficulty dropdown.</text:p>
          <text:p text:style-name="P21"/>
        </text:list-item>
      </text:list>
      <text:list xml:id="list92240489770775" text:continue-list="list1400195437" text:style-name="L4">
        <text:list-item>
          <text:p text:style-name="P20">Hint Panel.</text:p>
        </text:list-item>
      </text:list>
      <text:list text:style-name="L6">
        <text:list-item>
          <text:p text:style-name="P22">Hint level Selector.</text:p>
        </text:list-item>
        <text:list-item>
          <text:p text:style-name="P22">Generate “Hint” button.</text:p>
        </text:list-item>
        <text:list-item>
          <text:p text:style-name="P22">Hint output box.</text:p>
          <text:p text:style-name="P22"/>
        </text:list-item>
      </text:list>
      <text:list xml:id="list92240801396717" text:continue-list="list92240489770775" text:style-name="L4">
        <text:list-item>
          <text:p text:style-name="P20">Code editor.</text:p>
        </text:list-item>
      </text:list>
      <text:list text:style-name="L7">
        <text:list-item>
          <text:p text:style-name="P23">Monaco editor.</text:p>
        </text:list-item>
        <text:list-item>
          <text:p text:style-name="P23">C++ template load by default.</text:p>
          <text:p text:style-name="P23"/>
        </text:list-item>
      </text:list>
      <text:list xml:id="list92241962342620" text:continue-list="list92240801396717" text:style-name="L4">
        <text:list-item>
          <text:p text:style-name="P20">Test Case Section.</text:p>
        </text:list-item>
      </text:list>
      <text:list text:style-name="L8">
        <text:list-item>
          <text:p text:style-name="P24">Input Box.</text:p>
        </text:list-item>
        <text:list-item>
          <text:p text:style-name="P24">User input manually.</text:p>
          <text:p text:style-name="P24"/>
        </text:list-item>
      </text:list>
      <text:list text:continue-list="list92241962342620" text:style-name="L4">
        <text:list-item>
          <text:p text:style-name="P20">Ai feedback Panel.</text:p>
        </text:list-item>
      </text:list>
      <text:list text:style-name="L9">
        <text:list-item>
          <text:p text:style-name="P25">When user clicks submit.</text:p>
        </text:list-item>
      </text:list>
      <text:p text:style-name="P17"/>
      <text:p text:style-name="P17"/>
      <text:p text:style-name="P17"/>
      <text:p text:style-name="P17"/>
      <text:p text:style-name="P26"><text:soft-page-break/>Final user flow.</text:p>
      <text:p text:style-name="P26"/>
      <text:p text:style-name="P27">- User logs in-</text:p>
      <text:p text:style-name="P27">- Solves problem-</text:p>
      <text:p text:style-name="P27">- Get guided hints-</text:p>
      <text:p text:style-name="P27">- Submits code -</text:p>
      <text:p text:style-name="P27">- Receives analysis -</text:p>
      <text:p text:style-name="P27">- Stats update -</text:p>
      <text:p text:style-name="P27">- Recognize weakness -</text:p>
      <text:p text:style-name="P27">- Improves them - </text:p>
      <text:p text:style-name="P27"/>
      <text:p text:style-name="P28">Tech Stack</text:p>
      <text:p text:style-name="P28"/>
      <text:p text:style-name="P29">Front-end.</text:p>
      <text:p text:style-name="P30">React, Axios, Chart.js</text:p>
      <text:p text:style-name="P30"/>
      <text:p text:style-name="P29">Back-end.</text:p>
      <text:p text:style-name="P30">Node.js, Express.js</text:p>
      <text:p text:style-name="P30"/>
      <text:p text:style-name="P31">Database.</text:p>
      <text:p text:style-name="P32">Mongo DB.</text:p>
      <text:p text:style-name="P32"/>
      <text:p text:style-name="P31">AI Layer</text:p>
      <text:p text:style-name="P32">Gemini <text:span text:style-name="T3">API</text:span></text:p>
      <text:p text:style-name="P32"/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4T17:20:35.069302000</meta:creation-date>
    <dc:date>2026-02-15T09:22:25.751111700</dc:date>
    <meta:editing-duration>PT1H2M18S</meta:editing-duration>
    <meta:editing-cycles>8</meta:editing-cycles>
    <meta:generator>LibreOffice/26.2.0.3$Windows_X86_64 LibreOffice_project/620$Build-3</meta:generator>
    <meta:document-statistic meta:table-count="0" meta:image-count="0" meta:object-count="0" meta:page-count="3" meta:paragraph-count="81" meta:word-count="250" meta:character-count="1398" meta:non-whitespace-character-count="1258"/>
  </office:meta>
</office:document-meta>
</file>